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ttedBorderElement.merge( AbstractBorderElem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tedBorderElement.convert2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